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B00000174C06C98F3.png" manifest:media-type="image/png"/>
  <manifest:file-entry manifest:full-path="Pictures/10000001000001B60000022FF53F54E9.png" manifest:media-type="image/png"/>
  <manifest:file-entry manifest:full-path="Pictures/10000001000001B6000002C9737ECBCA.png" manifest:media-type="image/png"/>
  <manifest:file-entry manifest:full-path="Pictures/100000010000012100000249D215B186.png" manifest:media-type="image/png"/>
  <manifest:file-entry manifest:full-path="Pictures/10000001000001560000023F94E53D80.png" manifest:media-type="image/png"/>
  <manifest:file-entry manifest:full-path="Pictures/1000000100000142000002202B641C3F.png" manifest:media-type="image/png"/>
  <manifest:file-entry manifest:full-path="Pictures/10000001000002910000040CCFA7A2B8.png" manifest:media-type="image/png"/>
  <manifest:file-entry manifest:full-path="Pictures/100000010000018D0000025A88460123.png" manifest:media-type="image/png"/>
  <manifest:file-entry manifest:full-path="Pictures/100000010000018900000252D5FA9077.png" manifest:media-type="image/png"/>
  <manifest:file-entry manifest:full-path="Pictures/100000010000014600000236955B034A.png" manifest:media-type="image/png"/>
  <manifest:file-entry manifest:full-path="Pictures/1000000100000247000001C6F3D05C9D.png" manifest:media-type="image/png"/>
  <manifest:file-entry manifest:full-path="Pictures/1000000100000153000001F3034960C7.png" manifest:media-type="image/png"/>
  <manifest:file-entry manifest:full-path="Pictures/100000010000013F000001E3B37101E2.png" manifest:media-type="image/png"/>
  <manifest:file-entry manifest:full-path="Pictures/10000001000002A30000015C8D5B0CB5.png" manifest:media-type="image/png"/>
  <manifest:file-entry manifest:full-path="Pictures/10000001000001FB000001E38E91A89A.png" manifest:media-type="image/png"/>
  <manifest:file-entry manifest:full-path="Pictures/1000000100000137000001BE6A4E3A13.png" manifest:media-type="image/png"/>
  <manifest:file-entry manifest:full-path="Pictures/10000001000001780000025A3AA064E8.png" manifest:media-type="image/png"/>
  <manifest:file-entry manifest:full-path="Pictures/10000001000001EC0000017451C49DD9.png" manifest:media-type="image/png"/>
  <manifest:file-entry manifest:full-path="Pictures/10000001000001BF0000016402E89E22.png" manifest:media-type="image/png"/>
  <manifest:file-entry manifest:full-path="Pictures/100000010000017000000222DB9E4D8E.png" manifest:media-type="image/png"/>
  <manifest:file-entry manifest:full-path="Pictures/10000001000000F30000020958EFBF27.png" manifest:media-type="image/png"/>
  <manifest:file-entry manifest:full-path="Pictures/10000001000001E20000022A626F8D01.png" manifest:media-type="image/png"/>
  <manifest:file-entry manifest:full-path="Pictures/10000001000001A0000001F3E928715D.png" manifest:media-type="image/png"/>
  <manifest:file-entry manifest:full-path="Pictures/10000001000001B70000030EA4B87504.png" manifest:media-type="image/png"/>
  <manifest:file-entry manifest:full-path="Pictures/10000001000001A500000233ED12E4F0.png" manifest:media-type="image/png"/>
  <manifest:file-entry manifest:full-path="Pictures/100000010000028B0000021B0C59FFC0.png" manifest:media-type="image/png"/>
  <manifest:file-entry manifest:full-path="Pictures/1000000100000146000001C3C8E0372E.png" manifest:media-type="image/png"/>
  <manifest:file-entry manifest:full-path="Pictures/100000010000014B000001D5B41071A0.png" manifest:media-type="image/png"/>
  <manifest:file-entry manifest:full-path="Pictures/10000001000002A7000001DA9966307F.png" manifest:media-type="image/png"/>
  <manifest:file-entry manifest:full-path="Pictures/100000010000019D000002349F66AC2E.png" manifest:media-type="image/png"/>
  <manifest:file-entry manifest:full-path="Pictures/1000000100000287000001FE750AD632.png" manifest:media-type="image/png"/>
  <manifest:file-entry manifest:full-path="Pictures/100000010000017300000242D3637D22.png" manifest:media-type="image/png"/>
  <manifest:file-entry manifest:full-path="Pictures/10000001000001DF0000021C0BD0E54D.png" manifest:media-type="image/png"/>
  <manifest:file-entry manifest:full-path="Pictures/1000000100000287000001EA1BA61F28.png" manifest:media-type="image/png"/>
  <manifest:file-entry manifest:full-path="Pictures/10000001000001CF000001EA842074FD.png" manifest:media-type="image/png"/>
  <manifest:file-entry manifest:full-path="Pictures/1000000100000160000002394536E6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9.736cm" svg:height="14.445cm" svg:x="9.146cm" svg:y="0.656cm">
          <draw:image xlink:href="Pictures/100000010000017000000222DB9E4D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11.826cm" svg:height="9.418cm" svg:x="8.101cm" svg:y="3.17cm">
          <draw:image xlink:href="Pictures/10000001000001BF0000016402E89E2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1" draw:text-style-name="P1" draw:layer="layout" svg:width="13.413cm" svg:height="12.778cm" svg:x="7.307cm" svg:y="1.49cm">
          <draw:image xlink:href="Pictures/10000001000001FB000001E38E91A89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style-name="gr1" draw:text-style-name="P1" draw:layer="layout" svg:width="13.017cm" svg:height="9.842cm" svg:x="7.505cm" svg:y="2.958cm">
          <draw:image xlink:href="Pictures/10000001000001EC0000017451C49DD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1" draw:text-style-name="P1" draw:layer="layout" svg:width="10.397cm" svg:height="15.715cm" svg:x="8.815cm" svg:y="0.021cm">
          <draw:image xlink:href="Pictures/100000010000018900000252D5FA907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1" draw:layer="layout" svg:width="8.228cm" svg:height="11.799cm" svg:x="9.9cm" svg:y="1.979cm">
          <draw:image xlink:href="Pictures/1000000100000137000001BE6A4E3A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1" draw:layer="layout" svg:width="8.624cm" svg:height="14.974cm" svg:x="9.702cm" svg:y="0.392cm">
          <draw:image xlink:href="Pictures/100000010000014600000236955B034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draw:style-name="gr1" draw:text-style-name="P1" draw:layer="layout" svg:width="8.968cm" svg:height="13.202cm" svg:x="9.53cm" svg:y="1.278cm">
          <draw:image xlink:href="Pictures/1000000100000153000001F3034960C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17.858cm" svg:height="9.207cm" svg:x="5.085cm" svg:y="3.275cm">
          <draw:image xlink:href="Pictures/10000001000002A30000015C8D5B0CB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9.835cm" svg:height="15.749cm" svg:x="9.096cm" svg:y="0.004cm">
          <draw:image xlink:href="Pictures/10000001000001780000025A3AA064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8.519cm" svg:height="14.392cm" svg:x="9.754cm" svg:y="0.683cm">
          <draw:image xlink:href="Pictures/1000000100000142000002202B641C3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1" draw:layer="layout" svg:width="7.645cm" svg:height="15.477cm" svg:x="10.191cm" svg:y="0.14cm">
          <draw:image xlink:href="Pictures/100000010000012100000249D215B18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draw:style-name="gr1" draw:text-style-name="P1" draw:layer="layout" svg:width="10.385cm" svg:height="15.749cm" svg:x="8.821cm" svg:y="0.004cm">
          <draw:image xlink:href="Pictures/100000010000018D0000025A8846012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style-name="gr1" draw:text-style-name="P1" draw:layer="layout" svg:width="11.006cm" svg:height="13.202cm" svg:x="8.511cm" svg:y="1.278cm">
          <draw:image xlink:href="Pictures/10000001000001A0000001F3E928715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style-name="gr1" draw:text-style-name="P1" draw:layer="layout" svg:width="14.125cm" svg:height="11.695cm" svg:x="6.5cm" svg:y="3cm">
          <draw:image xlink:href="Pictures/100000010000028B0000021B0C59FFC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draw:style-name="gr1" draw:text-style-name="P1" draw:layer="layout" svg:width="13.073cm" svg:height="10.305cm" svg:x="6.427cm" svg:y="3.195cm">
          <draw:image xlink:href="Pictures/1000000100000287000001FE750AD63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draw:style-name="gr1" draw:text-style-name="P1" draw:layer="layout" svg:width="7.798cm" svg:height="10.789cm" svg:x="9.202cm" svg:y="3.211cm">
          <draw:image xlink:href="Pictures/1000000100000146000001C3C8E0372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draw:style-name="gr1" draw:text-style-name="P1" draw:layer="layout" svg:width="8.439cm" svg:height="12.778cm" svg:x="9.561cm" svg:y="2.5cm">
          <draw:image xlink:href="Pictures/100000010000013F000001E3B37101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draw:style-name="gr1" draw:text-style-name="P1" draw:layer="layout" svg:width="15.496cm" svg:height="10.817cm" svg:x="7cm" svg:y="3.5cm">
          <draw:image xlink:href="Pictures/10000001000002A7000001DA9966307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draw:style-name="gr1" draw:text-style-name="P1" draw:layer="layout" svg:width="14.045cm" svg:height="10.637cm" svg:x="5.955cm" svg:y="4cm">
          <draw:image xlink:href="Pictures/1000000100000287000001EA1BA61F2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draw:style-name="gr1" draw:text-style-name="P1" draw:layer="layout" svg:width="9.135cm" svg:height="10.5cm" svg:x="9cm" svg:y="4cm">
          <draw:image xlink:href="Pictures/10000001000001E20000022A626F8D0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draw:style-name="gr1" draw:text-style-name="P1" draw:layer="layout" svg:width="7.345cm" svg:height="10.408cm" svg:x="9.155cm" svg:y="4cm">
          <draw:image xlink:href="Pictures/100000010000014B000001D5B41071A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draw:style-name="gr1" draw:text-style-name="P1" draw:layer="layout" svg:width="13.165cm" svg:height="10.252cm" svg:x="7.335cm" svg:y="4.248cm">
          <draw:image xlink:href="Pictures/1000000100000247000001C6F3D05C9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draw:style-name="gr1" draw:text-style-name="P1" draw:layer="layout" svg:width="8.665cm" svg:height="13.5cm" svg:x="9cm" svg:y="2cm">
          <draw:image xlink:href="Pictures/100000010000017300000242D3637D2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draw:style-name="gr1" draw:text-style-name="P1" draw:layer="layout" svg:width="9.673cm" svg:height="10.905cm" svg:x="8.327cm" svg:y="4.095cm">
          <draw:image xlink:href="Pictures/10000001000001DF0000021C0BD0E54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draw:style-name="gr1" draw:text-style-name="P1" draw:layer="layout" svg:width="4.329cm" svg:height="9.284cm" svg:x="10.5cm" svg:y="5cm">
          <draw:image xlink:href="Pictures/10000001000000F30000020958EFBF2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draw:style-name="gr1" draw:text-style-name="P1" draw:layer="layout" svg:width="10.137cm" svg:height="10.729cm" svg:x="8cm" svg:y="4.271cm">
          <draw:image xlink:href="Pictures/10000001000001CF000001EA842074F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draw:style-name="gr1" draw:text-style-name="P1" draw:layer="layout" svg:width="6.669cm" svg:height="11.213cm" svg:x="10cm" svg:y="4.287cm">
          <draw:image xlink:href="Pictures/10000001000001560000023F94E53D8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draw:style-name="gr1" draw:text-style-name="P1" draw:layer="layout" svg:width="6.804cm" svg:height="11cm" svg:x="9.696cm" svg:y="4.5cm">
          <draw:image xlink:href="Pictures/1000000100000160000002394536E65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draw:style-name="gr1" draw:text-style-name="P1" draw:layer="layout" svg:width="7.478cm" svg:height="10cm" svg:x="9.022cm" svg:y="4.5cm">
          <draw:image xlink:href="Pictures/10000001000001A500000233ED12E4F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draw:style-name="gr1" draw:text-style-name="P1" draw:layer="layout" svg:width="5.681cm" svg:height="10.121cm" svg:x="10.5cm" svg:y="1.879cm">
          <draw:image xlink:href="Pictures/10000001000001B70000030EA4B8750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draw:style-name="gr1" draw:text-style-name="P1" draw:layer="layout" svg:width="8.484cm" svg:height="13.812cm" svg:x="9.516cm" svg:y="0.188cm">
          <draw:image xlink:href="Pictures/10000001000001B6000002C9737ECBC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draw:style-name="gr1" draw:text-style-name="P1" draw:layer="layout" svg:width="11.588cm" svg:height="14.789cm" svg:x="7.912cm" svg:y="-1cm">
          <draw:image xlink:href="Pictures/10000001000001B60000022FF53F54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draw:style-name="gr1" draw:text-style-name="P1" draw:layer="layout" svg:width="6.977cm" svg:height="11.003cm" svg:x="9.523cm" svg:y="0.5cm">
          <draw:image xlink:href="Pictures/10000001000002910000040CCFA7A2B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draw:style-name="gr1" draw:text-style-name="P1" draw:layer="layout" svg:width="8.12cm" svg:height="11.09cm" svg:x="8.38cm" svg:y="1cm">
          <draw:image xlink:href="Pictures/100000010000019D000002349F66AC2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draw:style-name="gr1" draw:text-style-name="P1" draw:layer="layout" svg:width="6.217cm" svg:height="9.842cm" svg:x="10.914cm" svg:y="5.326cm">
          <draw:image xlink:href="Pictures/10000001000000EB00000174C06C98F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3:02:09.785846702</meta:creation-date>
    <dc:date>2025-10-08T13:27:00.441459257</dc:date>
    <meta:editing-duration>PT3M13S</meta:editing-duration>
    <meta:editing-cycles>1</meta:editing-cycles>
    <meta:document-statistic meta:object-count="129"/>
    <meta:generator>LibreOffice/24.2.7.2$Linux_X86_64 LibreOffice_project/420$Build-2</meta:generator>
  </office:meta>
</office:document-meta>
</file>